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ListParagraph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ListParagraph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ListParagraph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ListParagraph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ListParagraph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ListParagraph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ListParagraph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ListParagraph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ListParagraph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ListParagraph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ListParagraph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ListParagraph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ListParagraph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ListParagraph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ListParagraph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ListParagraph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ListParagraph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ListParagraph" style:family="paragraph"/>
    <style:style style:name="T37" style:parent-style-name="DefaultParagraphFont" style:family="text">
      <style:text-properties fo:font-weight="bold" style:font-weight-asian="bold" style:font-weight-complex="bold" fo:color="#FF0000"/>
    </style:style>
    <style:style style:name="T38" style:parent-style-name="DefaultParagraphFont" style:family="text">
      <style:text-properties fo:color="#FF0000"/>
    </style:style>
    <style:style style:name="T39" style:parent-style-name="DefaultParagraphFont" style:family="text">
      <style:text-properties fo:color="#FF0000"/>
    </style:style>
    <style:style style:name="T40" style:parent-style-name="DefaultParagraphFont" style:family="text">
      <style:text-properties fo:font-weight="bold" style:font-weight-asian="bold" style:font-weight-complex="bold" fo:color="#FF0000"/>
    </style:style>
    <style:style style:name="P41" style:parent-style-name="ListParagraph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ListParagraph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ListParagraph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ListParagraph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style="italic" style:font-style-asian="italic" style:font-style-complex="italic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P52" style:parent-style-name="ListParagraph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ListParagraph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ListParagraph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ListParagraph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TableColumn62" style:family="table-column">
      <style:table-column-properties style:column-width="0.6861in"/>
    </style:style>
    <style:style style:name="TableColumn63" style:family="table-column">
      <style:table-column-properties style:column-width="5.575in"/>
    </style:style>
    <style:style style:name="Table61" style:family="table">
      <style:table-properties style:width="6.2611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A5A5A5" fo:border-left="0.0069in solid #A5A5A5" fo:border-bottom="0.0069in solid #A5A5A5" fo:border-right="none" fo:background-color="#A5A5A5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TableCell67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TableRow69" style:family="table-row">
      <style:table-row-properties/>
    </style:style>
    <style:style style:name="TableCell7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TableCell7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fo:color="#FF0000"/>
    </style:style>
    <style:style style:name="T75" style:parent-style-name="DefaultParagraphFont" style:family="text">
      <style:text-properties fo:font-weight="bold" style:font-weight-asian="bold" style:font-weight-complex="bold" fo:color="#FF0000"/>
    </style:style>
    <style:style style:name="T76" style:parent-style-name="DefaultParagraphFont" style:family="text">
      <style:text-properties fo:color="#FF0000"/>
    </style:style>
    <style:style style:name="TableRow77" style:family="table-row">
      <style:table-row-properties/>
    </style:style>
    <style:style style:name="TableCell78" style:family="table-cell">
      <style:table-cell-properties fo:border="0.0069in solid #C9C9C9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TableCell80" style:family="table-cell">
      <style:table-cell-properties fo:border="0.0069in solid #C9C9C9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color="#FF0000"/>
    </style:style>
    <style:style style:name="TableRow82" style:family="table-row">
      <style:table-row-properties/>
    </style:style>
    <style:style style:name="TableCell83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TableCell8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color="#FF0000"/>
    </style:style>
    <style:style style:name="TableRow87" style:family="table-row">
      <style:table-row-properties/>
    </style:style>
    <style:style style:name="TableCell88" style:family="table-cell">
      <style:table-cell-properties fo:border="0.0069in solid #C9C9C9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TableCell90" style:family="table-cell">
      <style:table-cell-properties fo:border="0.0069in solid #C9C9C9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color="#FF0000"/>
    </style:style>
    <style:style style:name="TableRow92" style:family="table-row">
      <style:table-row-properties/>
    </style:style>
    <style:style style:name="TableCell93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TableCell9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color="#FF0000"/>
    </style:style>
    <style:style style:name="TableRow97" style:family="table-row">
      <style:table-row-properties/>
    </style:style>
    <style:style style:name="TableCell98" style:family="table-cell">
      <style:table-cell-properties fo:border="0.0069in solid #C9C9C9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0" style:family="table-cell">
      <style:table-cell-properties fo:border="0.0069in solid #C9C9C9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Row102" style:family="table-row">
      <style:table-row-properties/>
    </style:style>
    <style:style style:name="TableCell103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olumn108" style:family="table-column">
      <style:table-column-properties style:column-width="0.5895in"/>
    </style:style>
    <style:style style:name="TableColumn109" style:family="table-column">
      <style:table-column-properties style:column-width="1.1347in"/>
    </style:style>
    <style:style style:name="TableColumn110" style:family="table-column">
      <style:table-column-properties style:column-width="2.15in"/>
    </style:style>
    <style:style style:name="TableColumn111" style:family="table-column">
      <style:table-column-properties style:column-width="2.3868in"/>
    </style:style>
    <style:style style:name="Table107" style:family="table">
      <style:table-properties style:width="6.2611in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-top="0.0069in solid #A5A5A5" fo:border-left="0.0069in solid #A5A5A5" fo:border-bottom="0.0069in solid #A5A5A5" fo:border-right="none" fo:background-color="#A5A5A5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15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17" style:family="table-cell">
      <style:table-cell-properties fo:border-top="0.0069in solid #A5A5A5" fo:border-left="none" fo:border-bottom="0.0069in solid #A5A5A5" fo:border-right="none" fo:background-color="#A5A5A5" style:writing-mode="lr-tb" fo:padding-top="0in" fo:padding-left="0.0069in" fo:padding-bottom="0in" fo:padding-right="0.0069in"/>
    </style:style>
    <style:style style:name="P11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19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069in" fo:padding-bottom="0in" fo:padding-right="0.0069in"/>
    </style:style>
    <style:style style:name="P12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21" style:family="table-row">
      <style:table-row-properties/>
    </style:style>
    <style:style style:name="TableCell12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C9C9C9" fo:background-color="#EDEDED" style:writing-mode="lr-tb" fo:padding-top="0in" fo:padding-left="0.0069in" fo:padding-bottom="0in" fo:padding-right="0.0069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C9C9C9" fo:background-color="#EDEDED" style:writing-mode="lr-tb" fo:padding-top="0in" fo:padding-left="0.0069in" fo:padding-bottom="0in" fo:padding-right="0.0069in"/>
    </style:style>
    <style:style style:name="P129" style:parent-style-name="Normal" style:family="paragraph">
      <style:paragraph-properties fo:margin-bottom="0in" fo:line-height="100%"/>
    </style:style>
    <style:style style:name="TableRow130" style:family="table-row">
      <style:table-row-properties/>
    </style:style>
    <style:style style:name="TableCell131" style:family="table-cell">
      <style:table-cell-properties fo:border="0.0069in solid #C9C9C9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3" style:family="table-cell">
      <style:table-cell-properties fo:border="0.0069in solid #C9C9C9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C9C9C9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C9C9C9" style:writing-mode="lr-tb" fo:padding-top="0in" fo:padding-left="0.0069in" fo:padding-bottom="0in" fo:padding-right="0.0069in"/>
    </style:style>
    <style:style style:name="P138" style:parent-style-name="Normal" style:family="paragraph">
      <style:paragraph-properties fo:margin-bottom="0in" fo:line-height="100%"/>
    </style:style>
    <style:style style:name="TableRow139" style:family="table-row">
      <style:table-row-properties/>
    </style:style>
    <style:style style:name="TableCell14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C9C9C9" fo:background-color="#EDEDED" style:writing-mode="lr-tb" fo:padding-top="0in" fo:padding-left="0.0069in" fo:padding-bottom="0in" fo:padding-right="0.0069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C9C9C9" fo:background-color="#EDEDED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margin-bottom="0in" fo:line-height="100%"/>
    </style:style>
    <style:style style:name="TableRow148" style:family="table-row">
      <style:table-row-properties/>
    </style:style>
    <style:style style:name="TableCell149" style:family="table-cell">
      <style:table-cell-properties fo:border="0.0069in solid #C9C9C9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1" style:family="table-cell">
      <style:table-cell-properties fo:border="0.0069in solid #C9C9C9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C9C9C9" style:writing-mode="lr-tb" fo:padding-top="0in" fo:padding-left="0.0069in" fo:padding-bottom="0in" fo:padding-right="0.0069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C9C9C9" style:writing-mode="lr-tb" fo:padding-top="0in" fo:padding-left="0.0069in" fo:padding-bottom="0in" fo:padding-right="0.0069in"/>
    </style:style>
    <style:style style:name="P156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escription of JSON Configuration Parameters of the Extension Boards</text:p>
      <text:h text:style-name="Heading1" text:outline-level="1">Root Items</text:h>
      <text:list text:style-name="LFO1" text:continue-numbering="true">
        <text:list-item>
          <text:p text:style-name="P2"><text:span text:style-name="T3">NAME</text:span>: Name of the extension board</text:p>
        </text:list-item>
        <text:list-item>
          <text:p text:style-name="P4"><text:span text:style-name="T5">DESC</text:span>: Description for extension board</text:p>
        </text:list-item>
        <text:list-item>
          <text:p text:style-name="P6"><text:span text:style-name="T7">VER</text:span>: Version of the extension board</text:p>
        </text:list-item>
        <text:list-item>
          <text:p text:style-name="P8"><text:span text:style-name="T9">PD</text:span>: Production date of the extension board</text:p>
        </text:list-item>
        <text:list-item>
          <text:p text:style-name="P10"><text:span text:style-name="T11">PRMS:</text:span><text:s/>List of parameters supported by the board</text:p>
          <text:list text:continue-numbering="true">
            <text:list-item>
              <text:p text:style-name="P12"><text:span text:style-name="T13">NAME</text:span>: Name of the parameter, e.g., “Current limit”</text:p>
            </text:list-item>
            <text:list-item>
              <text:p text:style-name="P14"><text:span text:style-name="T15">VLIST</text:span>: List of the selectable parameter values, e.g., ["0.5A","1A","2A","3A","5A"]</text:p>
            </text:list-item>
          </text:list>
        </text:list-item>
        <text:list-item>
          <text:p text:style-name="P16"><text:span text:style-name="T17">PROPS</text:span>: List of properties of the board</text:p>
          <text:list text:continue-numbering="true">
            <text:list-item>
              <text:p text:style-name="P18"><text:span text:style-name="T19">NAME</text:span>: Name of the parameter, e.g., “Maximum output current”</text:p>
            </text:list-item>
            <text:list-item>
              <text:p text:style-name="P20"><text:span text:style-name="T21">VAL</text:span>: Value of the parameter, e.g., “3A”</text:p>
            </text:list-item>
          </text:list>
        </text:list-item>
        <text:list-item>
          <text:p text:style-name="P22"><text:span text:style-name="T23">PINS</text:span>: List of board pins<text:s/>(order of pins (sorted by ‘NUM’ field) matters but gaps are allowed between pin definitions anywhere).<text:s/>If a pin is not used, but adjacent pins serve the same function, the unused pin should be defined and aligned with the function of the adjacent pins.</text:p>
          <text:list text:continue-numbering="true">
            <text:list-item>
              <text:p text:style-name="P24"><text:span text:style-name="T25">NAME</text:span>: Name of the pin</text:p>
            </text:list-item>
            <text:list-item>
              <text:p text:style-name="P26"><text:span text:style-name="T27">NUM</text:span>: Number of the pin (1 .. 12)</text:p>
            </text:list-item>
            <text:list-item>
              <text:p text:style-name="P28"><text:span text:style-name="T29">FIDX</text:span>: Reference to function (index of the FUNCS array)</text:p>
            </text:list-item>
          </text:list>
        </text:list-item>
        <text:list-item>
          <text:p text:style-name="P30"><text:span text:style-name="T31">FUNCS</text:span>: List of board functions</text:p>
        </text:list-item>
      </text:list>
      <text:list text:style-name="LFO2" text:continue-numbering="true">
        <text:list-item>
          <text:p text:style-name="P32"><text:span text:style-name="T33">NAME</text:span>: Function name</text:p>
        </text:list-item>
        <text:list-item>
          <text:p text:style-name="P34"><text:span text:style-name="T35">DESC</text:span>: Function description</text:p>
        </text:list-item>
        <text:list-item>
          <text:p text:style-name="P36"><text:span text:style-name="T37">TYPE</text:span><text:span text:style-name="T38">: Peripheral identifier of this function, see “Table of board functions”. The value of this object is the ‘Type ID’ from the table.</text:span><text:span text:style-name="T39"><text:s/></text:span><text:span text:style-name="T40">MAYBE NOT REQUIRED AT ALL!</text:span></text:p>
        </text:list-item>
        <text:list-item>
          <text:p text:style-name="P41"><text:span text:style-name="T42">GPIOS</text:span>: List of Tasmota I/O channels used by the function</text:p>
          <text:list text:continue-numbering="true">
            <text:list-item>
              <text:p text:style-name="P43"><text:span text:style-name="T44">CHID</text:span>: Channel ID (0..5). It will be mapped to the real GPIOx of Tasmota GPIO configuration.</text:p>
            </text:list-item>
            <text:list-item>
              <text:p text:style-name="P45"><text:span text:style-name="T46">OPT</text:span>: Identifier of the GPIO option. It will be mapped to Tasmota GPIO option. See “Table of GPIO options”.</text:p>
            </text:list-item>
            <text:list-item>
              <text:p text:style-name="P47"><text:span text:style-name="T48">OPTIDX</text:span>:<text:s/>Option index, e.g., For Relay6 it is 5, for Relay8 it is 1. The index in Tasmota is calculated as<text:s/><text:span text:style-name="T49">ext_board_id</text:span><text:span text:style-name="T50">(0..3)</text:span><text:span text:style-name="T51"><text:s/>* 6 + OPTIDX</text:span>.</text:p>
            </text:list-item>
          </text:list>
        </text:list-item>
        <text:list-item>
          <text:p text:style-name="P52"><text:span text:style-name="T53">PRMS:<text:s/></text:span>List of<text:span text:style-name="T54"><text:s/></text:span>parameter references and actual values<text:s/></text:p>
          <text:list text:continue-numbering="true">
            <text:list-item>
              <text:p text:style-name="P55"><text:span text:style-name="T56">PIDX:<text:s/></text:span>Reference to the parameter (index of the PRMS array)</text:p>
            </text:list-item>
            <text:list-item>
              <text:p text:style-name="P57"><text:span text:style-name="T58">ACTIDX:</text:span><text:s/>Index to point the actual value</text:p>
            </text:list-item>
          </text:list>
        </text:list-item>
        <text:list-item>
          <text:p text:style-name="P59"><text:span text:style-name="T60">PROPS</text:span>: List of properties (indexes of the PROPS array)</text:p>
        </text:list-item>
      </text:list>
      <text:p text:style-name="Normal">Table of board functions:</text:p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Type ID</text:p>
          </table:table-cell>
          <table:table-cell table:style-name="TableCell67">
            <text:p text:style-name="P68">Name</text:p>
          </table:table-cell>
        </table:table-row>
        <table:table-row table:style-name="TableRow69">
          <table:table-cell table:style-name="TableCell70">
            <text:p text:style-name="P71">1</text:p>
          </table:table-cell>
          <table:table-cell table:style-name="TableCell72">
            <text:p text:style-name="P73"><text:span text:style-name="T74">Digital</text:span><text:span text:style-name="T75"><text:s/></text:span><text:span text:style-name="T76">output</text:span></text:p>
          </table:table-cell>
        </table:table-row>
        <table:table-row table:style-name="TableRow77">
          <table:table-cell table:style-name="TableCell78">
            <text:p text:style-name="P79">2</text:p>
          </table:table-cell>
          <table:table-cell table:style-name="TableCell80">
            <text:p text:style-name="P81">Digital input</text:p>
          </table:table-cell>
        </table:table-row>
        <table:table-row table:style-name="TableRow82">
          <table:table-cell table:style-name="TableCell83">
            <text:p text:style-name="P84">3</text:p>
          </table:table-cell>
          <table:table-cell table:style-name="TableCell85">
            <text:p text:style-name="P86">Analog input</text:p>
          </table:table-cell>
        </table:table-row>
        <table:table-row table:style-name="TableRow87">
          <table:table-cell table:style-name="TableCell88">
            <text:p text:style-name="P89">4</text:p>
          </table:table-cell>
          <table:table-cell table:style-name="TableCell90">
            <text:p text:style-name="P91">Analog output</text:p>
          </table:table-cell>
        </table:table-row>
        <table:table-row table:style-name="TableRow92">
          <table:table-cell table:style-name="TableCell93">
            <text:p text:style-name="P94">5</text:p>
          </table:table-cell>
          <table:table-cell table:style-name="TableCell95">
            <text:p text:style-name="P96">PWM output</text:p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Normal"/>
      <text:p text:style-name="Normal">Table of GPIO options:</text:p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Option ID</text:p>
          </table:table-cell>
          <table:table-cell table:style-name="TableCell115">
            <text:p text:style-name="P116">Name</text:p>
          </table:table-cell>
          <table:table-cell table:style-name="TableCell117">
            <text:p text:style-name="P118">Tasmota GPIO name (base)</text:p>
          </table:table-cell>
          <table:table-cell table:style-name="TableCell119">
            <text:p text:style-name="P120">Tasmota GPIO ID (base)</text:p>
          </table:table-cell>
        </table:table-row>
        <table:table-row table:style-name="TableRow121">
          <table:table-cell table:style-name="TableCell122">
            <text:p text:style-name="P123">0</text:p>
          </table:table-cell>
          <table:table-cell table:style-name="TableCell124">
            <text:p text:style-name="P125">Relay</text:p>
          </table:table-cell>
          <table:table-cell table:style-name="TableCell126">
            <text:p text:style-name="P127">GPIO_REL1</text:p>
          </table:table-cell>
          <table:table-cell table:style-name="TableCell128">
            <text:p text:style-name="P129">224</text:p>
          </table:table-cell>
        </table:table-row>
        <table:table-row table:style-name="TableRow130">
          <table:table-cell table:style-name="TableCell131">
            <text:p text:style-name="P132">1</text:p>
          </table:table-cell>
          <table:table-cell table:style-name="TableCell133">
            <text:p text:style-name="P134">Bistable Relay</text:p>
          </table:table-cell>
          <table:table-cell table:style-name="TableCell135">
            <text:p text:style-name="P136">GPIO_REL1_BI</text:p>
          </table:table-cell>
          <table:table-cell table:style-name="TableCell137">
            <text:p text:style-name="P138">9312</text:p>
          </table:table-cell>
        </table:table-row>
        <table:table-row table:style-name="TableRow139">
          <table:table-cell table:style-name="TableCell140">
            <text:p text:style-name="P141">2</text:p>
          </table:table-cell>
          <table:table-cell table:style-name="TableCell142">
            <text:p text:style-name="P143">PWM</text:p>
          </table:table-cell>
          <table:table-cell table:style-name="TableCell144">
            <text:p text:style-name="P145">GPIO_PWM1</text:p>
          </table:table-cell>
          <table:table-cell table:style-name="TableCell146">
            <text:p text:style-name="P147">416</text:p>
          </table:table-cell>
        </table:table-row>
        <table:table-row table:style-name="TableRow148">
          <table:table-cell table:style-name="TableCell149">
            <text:p text:style-name="P150">3</text:p>
          </table:table-cell>
          <table:table-cell table:style-name="TableCell151">
            <text:p text:style-name="P152">Input</text:p>
          </table:table-cell>
          <table:table-cell table:style-name="TableCell153">
            <text:p text:style-name="P154">GPIO_INPUT</text:p>
          </table:table-cell>
          <table:table-cell table:style-name="TableCell155">
            <text:p text:style-name="P156">7648</text:p>
          </table:table-cell>
        </table:table-row>
      </table:table>
      <text:h text:style-name="Heading1" text:outline-level="1">Examples</text:h>
      <text:p text:style-name="Normal"><draw:frame draw:z-index="251658240" draw:id="id0" draw:style-name="a0" draw:name="Object 5" text:anchor-type="as-char" svg:x="0in" svg:y="0in" svg:width="6.27222in" svg:height="5.18403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oltán Teveli</meta:initial-creator>
    <dc:creator>Zoltán Teveli</dc:creator>
    <meta:creation-date>2023-05-06T18:11:00Z</meta:creation-date>
    <dc:date>2024-05-14T20:56:00Z</dc:date>
    <meta:template xlink:href="Normal" xlink:type="simple"/>
    <meta:editing-cycles>94</meta:editing-cycles>
    <meta:editing-duration>PT297300S</meta:editing-duration>
    <meta:document-statistic meta:page-count="2" meta:paragraph-count="4" meta:word-count="321" meta:character-count="2147" meta:row-count="15" meta:non-whitespace-character-count="1830"/>
  </office:meta>
</office:document-meta>
</file>

<file path=Object 1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Courier New" style:font-name-complex="Courier New"/>
    </style:style>
    <style:style style:name="P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/>
      <text:p text:style-name="P2">{</text:p>
      <text:p text:style-name="P3"><text:s text:c="2"/>"NAME":"2 Relays board",</text:p>
      <text:p text:style-name="P4"><text:s text:c="2"/>"DESC":"Two Songle AC(10A 250V) Relays with optical isolation",</text:p>
      <text:p text:style-name="P5"><text:s text:c="2"/>"VER":"1.1",</text:p>
      <text:p text:style-name="P6"><text:s text:c="2"/>"PD":"2023.05.10",</text:p>
      <text:p text:style-name="P7"><text:s text:c="2"/>"IOCH":</text:p>
      <text:p text:style-name="P8"><text:s text:c="2"/>[</text:p>
      <text:p text:style-name="P9"><text:s text:c="4"/>{</text:p>
      <text:p text:style-name="P10"><text:s text:c="6"/>"NAME":"Relay 1",</text:p>
      <text:p text:style-name="P11"><text:s text:c="6"/>"DESC":"Two way non-latching relay",</text:p>
      <text:p text:style-name="P12"><text:s text:c="6"/>"POS":0,</text:p>
      <text:p text:style-name="P13"><text:s text:c="6"/>"TYPE":2,</text:p>
      <text:p text:style-name="P14"><text:s text:c="6"/>"PROPS":</text:p>
      <text:p text:style-name="P15"><text:s text:c="8"/>{</text:p>
      <text:p text:style-name="P16"><text:s text:c="10"/>"Maximum output current":"3A"</text:p>
      <text:p text:style-name="P17"><text:s text:c="8"/>}</text:p>
      <text:p text:style-name="P18"><text:s text:c="4"/>},</text:p>
      <text:p text:style-name="P19"><text:s text:c="4"/>{</text:p>
      <text:p text:style-name="P20"><text:s text:c="6"/>"NAME":"Relay 2",</text:p>
      <text:p text:style-name="P21"><text:s text:c="6"/>"DESC":"Two way non-latching relay",</text:p>
      <text:p text:style-name="P22"><text:s text:c="6"/>"POS":1,</text:p>
      <text:p text:style-name="P23"><text:s text:c="6"/>"TYPE":2,</text:p>
      <text:p text:style-name="P24"><text:s text:c="6"/>"PROPS":</text:p>
      <text:p text:style-name="P25"><text:s text:c="8"/>{</text:p>
      <text:p text:style-name="P26"><text:s text:c="10"/>"Maximum output current":"3A"</text:p>
      <text:p text:style-name="P27"><text:s text:c="8"/>}</text:p>
      <text:p text:style-name="P28"><text:s text:c="4"/>}</text:p>
      <text:p text:style-name="P29"><text:s text:c="2"/>]</text:p>
      <text:p text:style-name="P30"><text:span text:style-name="T31">}</text:span></text:p>
    </office:text>
  </office:body>
</office:document-content>
</file>

<file path=Object 1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